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Standard">
      <style:paragraph-properties fo:line-height="150%" fo:text-align="start" style:justify-single-word="false"/>
      <style:text-properties fo:language="ru" fo:country="RU" officeooo:rsid="0023e910" officeooo:paragraph-rsid="002dab83"/>
    </style:style>
    <style:style style:name="P16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7" style:family="paragraph" style:parent-style-name="Содержимое_20_таблицы_20_по_20_центру">
      <style:text-properties officeooo:rsid="0027c778" officeooo:paragraph-rsid="0027c778"/>
    </style:style>
    <style:style style:name="P1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/>
      <style:text-properties officeooo:paragraph-rsid="002dab83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2dab83" style:font-weight-asian="bold" style:font-weight-complex="bold"/>
    </style:style>
    <style:style style:name="P21" style:family="paragraph" style:parent-style-name="Contents_20_Heading" style:master-page-name="First_20_Page">
      <style:paragraph-properties style:page-number="1"/>
    </style:style>
    <style:style style:name="P2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314924" officeooo:paragraph-rsid="00314924"/>
    </style:style>
    <style:style style:name="P24" style:family="paragraph" style:parent-style-name="Standard">
      <style:paragraph-properties fo:text-align="center" style:justify-single-word="false"/>
      <style:text-properties fo:language="ru" fo:country="RU" fo:font-weight="bold" officeooo:paragraph-rsid="002dab83" style:font-weight-asian="bold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language="ru" fo:country="RU" officeooo:rsid="0023e910" officeooo:paragraph-rsid="00314924"/>
    </style:style>
    <style:style style:name="P26" style:family="paragraph" style:parent-style-name="Standard">
      <style:paragraph-properties fo:line-height="150%"/>
      <style:text-properties officeooo:paragraph-rsid="00314924"/>
    </style:style>
    <style:style style:name="P27" style:family="paragraph" style:parent-style-name="Text_20_body">
      <style:paragraph-properties fo:text-align="center" style:justify-single-word="false"/>
      <style:text-properties fo:font-weight="bold" officeooo:paragraph-rsid="00314924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language="ru" fo:country="RU" officeooo:rsid="0023e910" officeooo:paragraph-rsid="0017c942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30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ab83"/>
    </style:style>
    <style:style style:name="T3" style:family="text">
      <style:text-properties fo:language="ru" fo:country="RU" officeooo:rsid="00314924"/>
    </style:style>
    <style:style style:name="T4" style:family="text">
      <style:text-properties officeooo:rsid="002c0e4a"/>
    </style:style>
    <style:style style:name="T5" style:family="text">
      <style:text-properties officeooo:rsid="002cb101"/>
    </style:style>
    <style:style style:name="T6" style:family="text">
      <style:text-properties officeooo:rsid="002dab83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officeooo:rsid="0028f36d" style:font-weight-asian="normal" style:font-weight-complex="normal"/>
    </style:style>
    <style:style style:name="T9" style:family="text">
      <style:text-properties officeooo:rsid="002eb696"/>
    </style:style>
    <style:style style:name="T10" style:family="text">
      <style:text-properties officeooo:rsid="00314924"/>
    </style:style>
    <style:style style:name="T11" style:family="text">
      <style:text-properties officeooo:rsid="0032e496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1</text:span><text:span text:style-name="T10">6</text:span></text:p>
      <text:p text:style-name="Standard"/>
      <text:p text:style-name="P10"><text:span text:style-name="T1">Тема лабораторной работы: </text:span><text:span text:style-name="T3">Регулярные выражения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5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7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1116_1594055144" text:style-name="Index_20_Link" text:visited-style-name="Index_20_Link">Постановка задачи<text:tab/>2</text:a></text:p>
          <text:p text:style-name="P18"><text:a xlink:type="simple" xlink:href="#__RefHeading___Toc1118_1594055144" text:style-name="Index_20_Link" text:visited-style-name="Index_20_Link">Теоретическая часть<text:tab/></text:a><text:span text:style-name="T5">2</text:span></text:p>
          <text:p text:style-name="P23">Ход выполнения работы<text:tab/>4</text:p>
          <text:p text:style-name="P18"><text:a xlink:type="simple" xlink:href="#__RefHeading___Toc1126_1594055144" text:style-name="Index_20_Link" text:visited-style-name="Index_20_Link">Листинг программы<text:tab/></text:a><text:span text:style-name="T10">4</text:span></text:p>
          <text:p text:style-name="P18"><text:a xlink:type="simple" xlink:href="#__RefHeading___Toc1128_1594055144" text:style-name="Index_20_Link" text:visited-style-name="Index_20_Link">Результат работы программы<text:tab/></text:a><text:span text:style-name="T10">4</text:span></text:p>
          <text:p text:style-name="P18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11">5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6">Постановка задачи</text:p>
      <text:p text:style-name="P14"/>
      <text:p text:style-name="P14">Написать программу на языке программирования Python, которая с помощью регулярных выражений извлекает из файла input.txt следующие данные:</text:p>
      <text:p text:style-name="P14">- IP-адреса</text:p>
      <text:p text:style-name="P14">- коды ошибок</text:p>
      <text:p text:style-name="P14">- метод и URL</text:p>
      <text:p text:style-name="P14">- запросы от ботов</text:p>
      <text:p text:style-name="P14"/>
      <text:p text:style-name="P14">Формат входного файла (логи веб-сервера):</text:p>
      <text:p text:style-name="P14">192.168.1.10 - - [04/Apr/2026:10:00:01 +0300] "GET /index.html HTTP/1.1" 200 1024</text:p>
      <text:p text:style-name="P14">10.0.0.5 - - [04/Apr/2026:10:00:02 +0300] "POST /login.php HTTP/1.1" 401 512</text:p>
      <text:p text:style-name="P14">192.168.1.10 - - [04/Apr/2026:10:00:05 +0300] "GET /images/logo.png HTTP/1.1" 200 4500</text:p>
      <text:p text:style-name="P14">203.0.113.45 - - [04/Apr/2026:10:00:10 +0300] "GET /admin/dashboard HTTP/1.1" 403 2048</text:p>
      <text:p text:style-name="P14">172.16.0.1 - - [04/Apr/2026:10:00:15 +0300] "GET /api/data HTTP/1.1" 500 120</text:p>
      <text:p text:style-name="P14"/>
      <text:p text:style-name="P16">Теоретическая часть</text:p>
      <text:p text:style-name="P14"/>
      <text:p text:style-name="P14">Регулярные выражения (Regular Expressions, regex) — это мощный инструмент для поиска, извлечения и замены текста по заданным шаблонам. В Python регулярные выражения реализованы в модуле re.</text:p>
      <text:p text:style-name="P14">Основные метасимволы и конструкции:</text:p>
      <text:p text:style-name="P14">- \d — любая цифра (0-9)</text:p>
      <text:p text:style-name="P14">- \w — любая буква, цифра или знак подчеркивания</text:p>
      <text:p text:style-name="P14">- \s — любой пробельный символ</text:p>
      <text:p text:style-name="P14">- . — любой символ, кроме перевода строки</text:p>
      <text:p text:style-name="P14">- * — предыдущий символ повторяется 0 или более раз</text:p>
      <text:p text:style-name="P14"><text:soft-page-break/>- + — предыдущий символ повторяется 1 или более раз</text:p>
      <text:p text:style-name="P14">- ? — предыдущий символ повторяется 0 или 1 раз</text:p>
      <text:p text:style-name="P14">- {n} — предыдущий символ повторяется ровно n раз</text:p>
      <text:p text:style-name="P14">- {n,m} — предыдущий символ повторяется от n до m раз</text:p>
      <text:p text:style-name="P14">- [] — набор допустимых символов</text:p>
      <text:p text:style-name="P14">- () — группа для извлечения подстроки</text:p>
      <text:p text:style-name="P14">- | — логическое ИЛИ</text:p>
      <text:p text:style-name="P14"/>
      <text:p text:style-name="P14">Основные функции модуля re:</text:p>
      <text:p text:style-name="P14">- re.search(pattern, string) — ищет первое совпадение</text:p>
      <text:p text:style-name="P14">- re.findall(pattern, string) — возвращает все совпадения в виде списка</text:p>
      <text:p text:style-name="P14">- re.finditer(pattern, string) — возвращает итератор по всем совпадениям</text:p>
      <text:p text:style-name="P14">- re.sub(pattern, repl, string) — заменяет совпадения</text:p>
      <text:p text:style-name="P14">- re.compile(pattern) — компилирует регулярное выражение для многократного использования</text:p>
      <text:p text:style-name="P14"/>
      <text:p text:style-name="P14">Для данной работы были разработаны следующие регулярные выражения:</text:p>
      <text:p text:style-name="P14">1. Для поиска IP-адресов:</text:p>
      <text:p text:style-name="P14"><text:s text:c="3"/>\d{1,3}\.\d{1,3}\.\d{1,3}\.\d{1,3}</text:p>
      <text:p text:style-name="P14"><text:s text:c="3"/>IP-адрес состоит из четырех чисел от 0 до 255, разделенных точками.</text:p>
      <text:p text:style-name="P14">2. Для поиска кодов ошибок:</text:p>
      <text:p text:style-name="P14"><text:s text:c="3"/>\s(200|401|403|404|500)\s</text:p>
      <text:p text:style-name="P14"><text:s text:c="3"/>Коды ошибок HTTP (200 — успех, 401 — неавторизован, 403 — запрещено, 404 — не найдено, 500 — внутренняя ошибка).</text:p>
      <text:p text:style-name="P14">3. Для извлечения метода HTTP и URL:</text:p>
      <text:p text:style-name="P14"><text:s text:c="3"/>"(GET|POST|PUT|DELETE|HEAD|OPTIONS|PATCH)\s([^"]+)\sHTTP/\d\.\d"</text:p>
      <text:p text:style-name="P14"><text:s text:c="3"/>Метод запроса, затем пробел, затем URL (любые символы кроме кавычки), затем протокол HTTP.</text:p>
      <text:p text:style-name="P14">4. Для поиска запросов от ботов:</text:p>
      <text:p text:style-name="P14"><text:s text:c="3"/>(bot|Bot|BOT)</text:p>
      <text:p text:style-name="P14"><text:soft-page-break/><text:s text:c="3"/>Поиск упоминаний ботов, краулеров и пауков в строке (без учета регистра).</text:p>
      <text:p text:style-name="P16">Ход выполнения работы</text:p>
      <text:p text:style-name="P14"/>
      <text:p text:style-name="P14">1. Создан класс LogParser, инкапсулирующий всю логику парсинга лог-файла.</text:p>
      <text:p text:style-name="P14">2. В конструкторе класса определены регулярные выражения в виде атрибутов:</text:p>
      <text:p text:style-name="P14"><text:s text:c="3"/>- ip_pattern — шаблон для поиска IP-адресов</text:p>
      <text:p text:style-name="P14"><text:s text:c="3"/>- error_pattern — шаблон для поиска кодов ошибок</text:p>
      <text:p text:style-name="P14"><text:s text:c="3"/>- method_url_pattern — шаблон для извлечения метода и URL</text:p>
      <text:p text:style-name="P14"><text:s text:c="3"/>- bot_pattern — шаблон для поиска запросов от ботов</text:p>
      <text:p text:style-name="P14">3. Реализован метод read_file() для чтения содержимого файла.</text:p>
      <text:p text:style-name="P14">4. Реализован метод extract_ips() — поиск всех IP-адресов в файле.</text:p>
      <text:p text:style-name="P14">5. Реализован метод extract_error_codes() — поиск всех кодов ошибок.</text:p>
      <text:p text:style-name="P14">6. Реализован метод extract_method_url() — извлечение пар (метод, URL).</text:p>
      <text:p text:style-name="P14">7. Реализован метод extract_bot_requests() — поиск строк, содержащих запросы от ботов.</text:p>
      <text:p text:style-name="P14">8. Реализован метод print_results() — вывод результатов в консоль.</text:p>
      <text:p text:style-name="P14">9. В блоке if __name__ == "__main__" создается экземпляр класса и запускается парсинг.</text:p>
      <text:p text:style-name="P14"/>
      <text:p text:style-name="P27"><text:span text:style-name="T3">Листинг программы</text:span></text:p>
      <text:p text:style-name="P26"><text:span text:style-name="T1">Исходный код программы (листинг) размещен в репозитории </text:span><text:span text:style-name="T7">GitHub </text:span></text:p>
      <text:p text:style-name="P25"><text:span text:style-name="Strong_20_Emphasis"><text:span text:style-name="T8">https://github.com/printRush/BMSTU_Python_SysoevAS</text:span></text:span></text:p>
      <text:p text:style-name="P14"/>
      <text:p text:style-name="P16">Результат работы программы</text:p>
      <text:p text:style-name="P14"/>
      <text:p text:style-name="P14">Программа анализирует файл input.txt и выводит следующую информацию:</text:p>
      <text:p text:style-name="P14">============================================================</text:p>
      <text:p text:style-name="P14">РЕЗУЛЬТАТЫ ПАРСИНГА ЛОГ-ФАЙЛА</text:p>
      <text:p text:style-name="P14">============================================================</text:p>
      <text:p text:style-name="P14"/>
      <text:p text:style-name="P14"><text:soft-page-break/>1. IP-адреса (5 шт.):</text:p>
      <text:p text:style-name="P14"><text:s text:c="3"/>192.168.1.10</text:p>
      <text:p text:style-name="P14"><text:s text:c="3"/>10.0.0.5</text:p>
      <text:p text:style-name="P14"><text:s text:c="3"/>192.168.1.10</text:p>
      <text:p text:style-name="P14"><text:s text:c="3"/>203.0.113.45</text:p>
      <text:p text:style-name="P14"><text:s text:c="3"/>172.16.0.1</text:p>
      <text:p text:style-name="P14"/>
      <text:p text:style-name="P14">2. Коды ошибок (5 шт.):</text:p>
      <text:p text:style-name="P14"><text:s text:c="3"/>200</text:p>
      <text:p text:style-name="P14"><text:s text:c="3"/>401</text:p>
      <text:p text:style-name="P14"><text:s text:c="3"/>200</text:p>
      <text:p text:style-name="P14"><text:s text:c="3"/>403</text:p>
      <text:p text:style-name="P14"><text:s text:c="3"/>500</text:p>
      <text:p text:style-name="P14"/>
      <text:p text:style-name="P14">3. Метод и URL (5 шт.):</text:p>
      <text:p text:style-name="P14"><text:s text:c="3"/>GET /index.html</text:p>
      <text:p text:style-name="P14"><text:s text:c="3"/>POST /login.php</text:p>
      <text:p text:style-name="P14"><text:s text:c="3"/>GET /images/logo.png</text:p>
      <text:p text:style-name="P14"><text:s text:c="3"/>GET /admin/dashboard</text:p>
      <text:p text:style-name="P14"><text:s text:c="3"/>GET /api/data</text:p>
      <text:p text:style-name="P14"/>
      <text:p text:style-name="P14">4. Запросы от ботов (0 шт.):</text:p>
      <text:p text:style-name="P14"/>
      <text:p text:style-name="P14">============================================================</text:p>
      <text:p text:style-name="P14"/>
      <text:p text:style-name="P16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Лутц М. Изучаем Python. – 5-е изд. – М.: Диалектика, 2019. – 1460 с.: ил.</text:p>
      <text:p text:style-name="P14"><text:soft-page-break/>3. Фридл Дж. Регулярные выражения. – 3-е изд. – СПб.: Символ-Плюс, 2009. – 608 с.: ил.</text:p>
      <text:p text:style-name="P14">4. Welcome to python.org. — Текст : электронный // The official home of the Python Programming Language : [сайт]. — URL: https://www.python.org/</text:p>
      <text:p text:style-name="P14">5. re — Regular expression operations. — Текст : электронный // Python Documentation : [сайт]. — URL: https://docs.python.org/3/library/re.html</text:p>
      <text:p text:style-name="P14">6. Git. — Текст : электронный // Git : [сайт]. — URL: https://git-scm.com/</text:p>
      <text:p text:style-name="P14">7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officeooo:rsid="00314924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<text:span text:style-name="MT1">6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27M16S</meta:editing-duration>
    <meta:editing-cycles>11</meta:editing-cycles>
    <meta:generator>LibreOffice/7.3.7.2$Linux_X86_64 LibreOffice_project/30$Build-2</meta:generator>
    <dc:title>my_default</dc:title>
    <dc:date>2026-04-09T14:52:50.441313732</dc:date>
    <meta:document-statistic meta:table-count="3" meta:image-count="1" meta:object-count="0" meta:page-count="8" meta:paragraph-count="124" meta:word-count="713" meta:character-count="5566" meta:non-whitespace-character-count="4844"/>
  </office:meta>
</office:document-meta>
</file>